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2" style:family="table">
      <style:table-properties style:width="17cm" style:rel-width="100%" fo:margin-left="-0.191cm" table:align="left" style:writing-mode="lr-tb"/>
    </style:style>
    <style:style style:name="Таблица2.A" style:family="table-column">
      <style:table-column-properties style:column-width="7.502cm" style:rel-column-width="4348*"/>
    </style:style>
    <style:style style:name="Таблица2.B" style:family="table-column">
      <style:table-column-properties style:column-width="4.501cm" style:rel-column-width="2609*"/>
    </style:style>
    <style:style style:name="Таблица2.C" style:family="table-column">
      <style:table-column-properties style:column-width="4.997cm" style:rel-column-width="2897*"/>
    </style:style>
    <style:style style:name="Таблица2.1" style:family="table-row">
      <style:table-row-properties style:min-row-height="1.083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officeooo:paragraph-rsid="000b8dcd" style:font-size-asian="14pt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officeooo:paragraph-rsid="000b8dcd" style:font-size-asian="14pt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0b8dcd" style:font-size-asian="14pt" style:font-size-complex="14pt"/>
    </style:style>
    <style:style style:name="P4" style:family="paragraph" style:parent-style-name="Standard">
      <style:paragraph-properties style:snap-to-layout-grid="false"/>
      <style:text-properties fo:font-size="14pt" officeooo:paragraph-rsid="000b8dc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b8dcd" style:font-size-asian="14pt" style:font-size-complex="14pt"/>
    </style:style>
    <style:style style:name="P6" style:family="paragraph" style:parent-style-name="Standard">
      <style:text-properties fo:font-size="14pt" officeooo:paragraph-rsid="000b8dc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96b90" officeooo:paragraph-rsid="00196b90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weight="bold" officeooo:paragraph-rsid="000b8dc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en" fo:country="US" officeooo:paragraph-rsid="000b8dcd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b8dc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0b8dcd"/>
    </style:style>
    <style:style style:name="P12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b8dcd" officeooo:paragraph-rsid="000b8dcd" style:text-blinking="false" fo:background-color="transparent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b8dcd" officeooo:paragraph-rsid="000b8dcd" style:text-blinking="false" fo:background-color="transparent" style:font-size-asian="14pt" style:font-size-complex="14pt"/>
    </style:style>
    <style:style style:name="P1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b8dcd" style:text-blinking="false" fo:background-color="transparent" style:font-size-asian="14pt" style:font-style-asian="normal" style:font-size-complex="14pt" style:font-style-complex="normal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cc869" officeooo:paragraph-rsid="000f82eb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officeooo:paragraph-rsid="000e6101"/>
    </style:style>
    <style:style style:name="P1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officeooo:paragraph-rsid="000f82eb"/>
    </style:style>
    <style:style style:name="P1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weight="bold" officeooo:paragraph-rsid="000f82eb" style:font-weight-asian="bold" style:font-weight-complex="bold"/>
    </style:style>
    <style:style style:name="P2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b8dcd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style:font-name="Liberation Serif" fo:font-size="14pt" fo:font-weight="bold" officeooo:rsid="000b8dcd" officeooo:paragraph-rsid="000b8dcd" style:font-size-asian="14pt" style:font-weight-asian="bold" style:font-size-complex="14pt" style:font-weight-complex="bold"/>
    </style:style>
    <style:style style:name="P2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style:font-size-asian="14pt" style:font-size-complex="14pt"/>
    </style:style>
    <style:style style:name="P2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b8dcd" style:text-blinking="false" fo:background-color="transparent" style:font-size-asian="14pt" style:font-size-complex="14pt"/>
    </style:style>
    <style:style style:name="P2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b8dcd" officeooo:paragraph-rsid="000b8dcd" style:text-blinking="false" fo:background-color="transparent" style:font-size-asian="14pt" style:font-style-asian="normal" style:font-size-complex="14pt" style:font-style-complex="normal"/>
    </style:style>
    <style:style style:name="P2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paragraph-rsid="000b8dcd" style:text-blinking="false" fo:background-color="transparent" style:font-size-asian="14pt" style:font-style-asian="normal" style:font-size-complex="14pt" style:font-style-complex="normal"/>
    </style:style>
    <style:style style:name="P2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cc869" officeooo:paragraph-rsid="000f82eb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e6101" officeooo:paragraph-rsid="000f82eb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96b90" officeooo:paragraph-rsid="00196b90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96b90" officeooo:paragraph-rsid="000f82eb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96b90" officeooo:paragraph-rsid="00196b90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ed21d" officeooo:paragraph-rsid="000f82eb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f82eb" officeooo:paragraph-rsid="000f82eb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34aeb" officeooo:paragraph-rsid="000f82eb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b8dcd" officeooo:paragraph-rsid="000b8dcd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officeooo:paragraph-rsid="000f82eb"/>
    </style:style>
    <style:style style:name="P38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officeooo:rsid="00196b90" officeooo:paragraph-rsid="00196b90"/>
    </style:style>
    <style:style style:name="P3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officeooo:rsid="000f82eb" officeooo:paragraph-rsid="000f82eb"/>
    </style:style>
    <style:style style:name="P4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start" style:justify-single-word="false" fo:background-color="transparent" style:writing-mode="lr-tb"/>
      <style:text-properties officeooo:rsid="001970ae" officeooo:paragraph-rsid="001970ae"/>
    </style:style>
    <style:style style:name="P4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start" style:justify-single-word="false" fo:break-before="pag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b8dcd" officeooo:paragraph-rsid="000b8dcd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en" fo:country="US" fo:font-weight="bold" officeooo:rsid="00184356" style:font-size-asian="14pt" style:font-weight-asian="bold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font-variant="normal" fo:text-transform="none" fo:font-size="14pt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b8dcd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cbee0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cc869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e6101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ed21d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f82eb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15bd9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34aeb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4d2f4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96b90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officeooo:rsid="00134aeb" style:text-blinking="false" fo:background-color="transparent" loext:char-shading-value="0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officeooo:rsid="0014d2f4" style:text-blinking="false" fo:background-color="transparent" loext:char-shading-value="0" style:font-size-asian="14pt" style:font-style-asian="normal" style:font-size-complex="14pt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4pt" fo:letter-spacing="0.009cm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officeooo:rsid="00196b9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8">Кафедра МО ЭВМ</text:p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20"><text:span text:style-name="Название_20_книги"><text:span text:style-name="T1">отчет</text:span></text:span></text:p>
      <text:p text:style-name="P11"><text:span text:style-name="T2">по лабораторной работе №</text:span><text:span text:style-name="T3">1</text:span></text:p>
      <text:p text:style-name="P11"><text:span text:style-name="T2">по дисциплине </text:span><text:span text:style-name="T4">«</text:span><text:span text:style-name="T2">Объектно-ориентированное программирование</text:span><text:span text:style-name="T4">»</text:span></text:p>
      <text:p text:style-name="P11"><text:span text:style-name="Название_20_книги"><text:span text:style-name="T5">Тема: </text:span></text:span><text:bookmark text:name="docs-internal-guid-79c68fdc-7fff-3524-955d-2b4428948aec"/><text:span text:style-name="Название_20_книги"><text:span text:style-name="T19">Создание классов, конструкторов классов, методов классов; наследование</text:span></text:span></text:p>
      <text:p text:style-name="P3"/>
      <text:p text:style-name="P3"/>
      <text:p text:style-name="P3"/>
      <text:p text:style-name="P9"/>
      <text:p text:style-name="P9"/>
      <text:p text:style-name="P9"/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Студент гр. 8303</text:p>
          </table:table-cell>
          <table:table-cell table:style-name="Таблица2.B1" office:value-type="string">
            <text:p text:style-name="P4"/>
          </table:table-cell>
          <table:table-cell table:style-name="Таблица2.A1" office:value-type="string">
            <text:p text:style-name="P7">Дирксен А.А.</text:p>
          </table:table-cell>
        </table:table-row>
        <table:table-row table:style-name="Таблица2.1">
          <table:table-cell table:style-name="Таблица2.A1" office:value-type="string">
            <text:p text:style-name="P6">Преподаватель</text:p>
          </table:table-cell>
          <table:table-cell table:style-name="Таблица2.B2" office:value-type="string">
            <text:p text:style-name="P4"/>
          </table:table-cell>
          <table:table-cell table:style-name="Таблица2.A1" office:value-type="string">
            <text:p text:style-name="P5">Филатов А.Ю.</text:p>
          </table:table-cell>
        </table:table-row>
      </table:table>
      <text:p text:style-name="P2"/>
      <text:p text:style-name="P1">Санкт-Петербург</text:p>
      <text:p text:style-name="P1"><text:bookmark text:name="docs-internal-guid-be749514-7fff-e6e8-43cf-2b62ea3f9993"/>2020</text:p>
      <text:p text:style-name="P21"><text:tab/>Цель работы.</text:p>
      <text:p text:style-name="P12"><text:bookmark text:name="docs-internal-guid-25cbb5bc-7fff-7027-e6f5-0728a6e8448a"/>Разработать и реализовать набор классов:</text:p>
      <text:list xml:id="list2694297302" text:style-name="L1">
        <text:list-item>
          <text:p text:style-name="P22">Класс игрового поля</text:p>
        </text:list-item>
        <text:list-item>
          <text:p text:style-name="P22">Набор классов юнитов</text:p>
        </text:list-item>
      </text:list>
      <text:p text:style-name="P13">Игровое поле является контейнером для объектов представляющим прямоугольную сетку. Основные требования к классу игрового поля:</text:p>
      <text:list xml:id="list396876052" text:style-name="L2">
        <text:list-item>
          <text:p text:style-name="P23">Создание поля произвольного размера</text:p>
        </text:list-item>
        <text:list-item>
          <text:p text:style-name="P23">Контроль максимального количества объектов на поле</text:p>
        </text:list-item>
        <text:list-item>
          <text:p text:style-name="P23">Возможность добавления и удаления объектов на поле</text:p>
        </text:list-item>
        <text:list-item>
          <text:p text:style-name="P23">Возможность копирования поля (включая объекты на нем)</text:p>
        </text:list-item>
        <text:list-item>
          <text:p text:style-name="P23">Для хранения запрещается использовать контейнеры из stl</text:p>
        </text:list-item>
      </text:list>
      <text:p text:style-name="P13">Юнит является объектов, размещаемым на поля боя. Один юнит представляет собой отряд. Основные требования к классам юнитов:</text:p>
      <text:list xml:id="list3058077946" text:style-name="L3">
        <text:list-item>
          <text:p text:style-name="P24">Все юниты должны иметь как минимум один общий интерфейс</text:p>
        </text:list-item>
        <text:list-item>
          <text:p text:style-name="P24">Реализованы 3 типа юнитов (например, пехота, лучники, конница)</text:p>
        </text:list-item>
        <text:list-item>
          <text:p text:style-name="P24">Реализованы 2 вида юнитов для каждого типа(например, для пехоты могут быть созданы мечники и копейщики)</text:p>
        </text:list-item>
        <text:list-item>
          <text:p text:style-name="P24">Юниты имеют характеристики, отражающие их основные атрибуты, такие как здоровье, броня, атака.</text:p>
        </text:list-item>
        <text:list-item>
          <text:p text:style-name="P24">Юнит имеет возможность перемещаться по карте</text:p>
        </text:list-item>
      </text:list>
      <text:p text:style-name="P14">Дополнительные задания.</text:p>
      <text:list xml:id="list3427022255" text:style-name="L4">
        <text:list-item>
          <text:p text:style-name="P25">Созданы конструкторы копирования и перемещения</text:p>
        </text:list-item>
        <text:list-item>
          <text:p text:style-name="P26">Все методы принимают параметры оптимальным образом (то есть, отсутствует лишнее копирование объектов)</text:p>
        </text:list-item>
        <text:list-item>
          <text:p text:style-name="P26">Для атрибутов юнитов созданы свои классы. Создавать их требуется, если это не противоречит логике.</text:p>
        </text:list-item>
        <text:list-item>
          <text:p text:style-name="P27">Для создания юнитов используются паттерны “Фабричный метод” / “Абстрактная фабрика”</text:p>
        </text:list-item>
        <text:list-item>
          <text:p text:style-name="P27">Создан итератор для поля</text:p>
        </text:list-item>
      </text:list>
      <text:p text:style-name="P15"/>
      <text:p text:style-name="P15"/>
      <text:list xml:id="list152507685118481" text:continue-numbering="true" text:style-name="L4">
        <text:list-item>
          <text:list>
            <text:list-header>
              <text:p text:style-name="P36"/>
              <text:p text:style-name="P41">Ход выполнения работы.</text:p>
            </text:list-header>
          </text:list>
        </text:list-item>
      </text:list>
      <text:p text:style-name="P17"><text:span text:style-name="T7"><text:tab/>В</text:span><text:span text:style-name="T8">начале был реализован класс игрового поля </text:span><text:span text:style-name="T9">Field</text:span><text:span text:style-name="T8">. </text:span><text:span text:style-name="T9">Это класс — контейнер представляющий из себя двумерный массив указателей на объекты типа Unit. </text:span></text:p>
      <text:p text:style-name="P16"><text:tab/>Для класса реализованы:</text:p>
      <text:list xml:id="list213699945" text:style-name="L5">
        <text:list-item>
          <text:p text:style-name="P28"><text:s/>конструктор от высоты и ширины поля</text:p>
        </text:list-item>
        <text:list-item>
          <text:p text:style-name="P28"><text:s/>конструктор копировани<text:span text:style-name="T20">я</text:span></text:p>
        </text:list-item>
        <text:list-item>
          <text:p text:style-name="P37"><text:span text:style-name="T10">оператор </text:span><text:span text:style-name="T9">присваивания</text:span></text:p>
        </text:list-item>
        <text:list-item>
          <text:p text:style-name="P29">конструктор перемещения</text:p>
        </text:list-item>
        <text:list-item>
          <text:p text:style-name="P38"><text:span text:style-name="T9">о</text:span><text:span text:style-name="T6">ператор присваивания копированием</text:span></text:p>
        </text:list-item>
        <text:list-item>
          <text:p text:style-name="P30">оператор присваивания перемещением</text:p>
        </text:list-item>
        <text:list-item>
          <text:p text:style-name="P28">итератор</text:p>
        </text:list-item>
        <text:list-item>
          <text:p text:style-name="P37"><text:span text:style-name="T10">деструктор</text:span><text:span text:style-name="T9">. </text:span></text:p>
        </text:list-item>
      </text:list>
      <text:p text:style-name="P18"><text:span text:style-name="T9"><text:tab/></text:span><text:span text:style-name="T10">Метод</text:span><text:span text:style-name="T12">ы </text:span><text:span text:style-name="T10">с помощью котор</text:span><text:span text:style-name="T12">ых можно:</text:span></text:p>
      <text:list xml:id="list152507072180365" text:continue-numbering="true" text:style-name="L5">
        <text:list-item>
          <text:p text:style-name="P37"><text:span text:style-name="T10">добавить </text:span><text:span text:style-name="T12">объект на поле</text:span></text:p>
        </text:list-item>
        <text:list-item>
          <text:p text:style-name="P37"><text:span text:style-name="T10">удалить объект </text:span><text:span text:style-name="T12">с </text:span><text:span text:style-name="T10">поле</text:span><text:span text:style-name="T12"> </text:span></text:p>
        </text:list-item>
        <text:list-item>
          <text:p text:style-name="P33">перемещать объекты по полю</text:p>
        </text:list-item>
        <text:list-item>
          <text:p text:style-name="P34">получить объект</text:p>
        </text:list-item>
        <text:list-item>
          <text:p text:style-name="P39"><text:span text:style-name="T11">в</text:span><text:span text:style-name="T6">ернуть размер поля</text:span></text:p>
        </text:list-item>
        <text:list-item>
          <text:p text:style-name="P40"><text:span text:style-name="T6">проверить, не занята ли клетка</text:span></text:p>
          <text:p text:style-name="P34"/>
        </text:list-item>
      </text:list>
      <text:p text:style-name="P18"><text:span text:style-name="T12"><text:tab/>Объекты находящиеся на поле </text:span><text:span text:style-name="T16">находятся в структуре Cell</text:span><text:span text:style-name="T12">. </text:span><text:span text:style-name="T16">В структуре на данном этапе хранятся только указатели на объекты, от которых наследованы юниты.</text:span><text:span text:style-name="T12"> Все юниты имеют один общий интерфейс — </text:span><text:span text:style-name="T13">метод возвращающий их тип </text:span><text:span text:style-name="T16">и метод для перемещения(изменения координат)</text:span><text:span text:style-name="T13">. Реализованы 3 типа юнитов(дальний бой, ближний бой и конница) у каждого типа юнита есть два вида юнитов. </text:span><text:span text:style-name="T14">Атрибуты юнитов реализованы в виде классов оружия и брони. Юниты создаются с помощью абстрактной фабрики.</text:span></text:p>
      <text:p text:style-name="P35"/>
      <text:p text:style-name="P18"><text:span text:style-name="T14"><text:tab/></text:span><text:span text:style-name="T16">Юниты представлены тремя классами, каждый из которых имеет два подкласса:</text:span></text:p>
      <text:p text:style-name="P31"><text:tab/>Лучники:</text:p>
      <text:list xml:id="list4259147323" text:style-name="L6">
        <text:list-item>
          <text:p text:style-name="P32">Лучники с обычным луком в кожаной броне</text:p>
        </text:list-item>
        <text:list-item>
          <text:p text:style-name="P32"><text:soft-page-break/>Арбалетчики с арбалетом в кольчуге</text:p>
          <text:p text:style-name="P32">Мечники</text:p>
        </text:list-item>
        <text:list-item>
          <text:p text:style-name="P32">Рыцарь с длинным мечом в кирасе</text:p>
        </text:list-item>
        <text:list-item>
          <text:p text:style-name="P32">Сквайр с кинжалом в кольчуге</text:p>
          <text:p text:style-name="P32"/>
          <text:p text:style-name="P32">Маги</text:p>
        </text:list-item>
        <text:list-item>
          <text:p text:style-name="P32">Архимаг с книгой заклинаний в мантии</text:p>
        </text:list-item>
        <text:list-item>
          <text:p text:style-name="P32">Друид с посохом в балахоне</text:p>
        </text:list-item>
      </text:list>
      <text:p text:style-name="P35"/>
      <text:p text:style-name="P19"><text:span text:style-name="T17"><text:tab/></text:span><text:span text:style-name="T18">Вывод.</text:span></text:p>
      <text:p text:style-name="P19"><text:span text:style-name="T18"><text:tab/></text:span><text:span text:style-name="T15">В ходе лабораторной работы был реализован класс игрового поля и набор классов юнит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45:35.547734188</meta:creation-date>
    <dc:date>2020-04-04T15:25:05.779500086</dc:date>
    <meta:editing-duration>PT5M28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4" meta:paragraph-count="71" meta:word-count="460" meta:character-count="3130" meta:non-whitespace-character-count="2765"/>
  </office:meta>
</office:document-meta>
</file>